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2-title">
      <style:graphic-properties draw:textarea-vertical-align="middle" draw:auto-grow-height="true" fo:min-height="6.356cm"/>
      <style:paragraph-properties style:writing-mode="lr-tb"/>
    </style:style>
    <style:style style:name="pr4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72pt" fo:font-weight="bold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7cm" svg:height="4.953cm" svg:x="1.397cm" svg:y="0.761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2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7.33cm" svg:height="7.062cm" svg:x="0.305cm" svg:y="4.344cm" presentation:class="title" presentation:user-transformed="true">
          <draw:text-box>
            <text:p text:style-name="P3">Backu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style:text-properties fo:font-size="13.5pt"/>
    </style:style>
    <style:style style:name="MP8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9" style:family="paragraph">
      <style:paragraph-properties fo:line-height="150%"/>
      <style:text-properties fo:font-size="15pt" fo:hyphenate="false" loext:hyphenation-no-caps="false"/>
    </style:style>
    <style:style style:name="MP10" style:family="paragraph">
      <style:paragraph-properties fo:line-height="115%"/>
      <style:text-properties fo:font-size="15pt" fo:hyphenate="false" loext:hyphenation-no-caps="false"/>
    </style:style>
    <style:style style:name="MP11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style:style style:name="MT7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25.248cm" svg:height="0.839cm" svg:x="1.397cm" svg:y="5.941cm">
        <draw:text-box>
          <text:p text:style-name="MP7"><text:span text:style-name="MT3">Name 1*, Name 2, Name 3</text:span></text:p>
        </draw:text-box>
      </draw:frame>
      <draw:frame draw:style-name="Mgr4" draw:text-style-name="MP11" draw:layer="backgroundobjects" svg:width="13.492cm" svg:height="6.645cm" svg:x="1.397cm" svg:y="7.245cm">
        <draw:text-box>
          <text:p text:style-name="MP9"><text:span text:style-name="MT4">Outline</text:span></text:p>
          <text:list text:style-name="ML3">
            <text:list-item>
              <text:list>
                <text:list-item>
                  <text:p text:style-name="MP10"><text:span text:style-name="MT5">Introduction</text:span></text:p>
                </text:list-item>
                <text:list-item>
                  <text:p text:style-name="MP10"><text:span text:style-name="MT5">First point</text:span></text:p>
                  <text:list>
                    <text:list-item>
                      <text:p text:style-name="MP10"><text:span text:style-name="MT5">Discussion</text:span></text:p>
                    </text:list-item>
                  </text:list>
                </text:list-item>
                <text:list-item>
                  <text:p text:style-name="MP10"><text:span text:style-name="MT5">Second point</text:span></text:p>
                </text:list-item>
                <text:list-item>
                  <text:p text:style-name="MP10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7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31M28S</meta:editing-duration>
    <meta:editing-cycles>17</meta:editing-cycles>
    <meta:generator>LibreOffice/7.0.4.2$Linux_X86_64 LibreOffice_project/00$Build-2</meta:generator>
    <meta:initial-creator>Paul Filip</meta:initial-creator>
    <dc:date>2024-04-30T07:06:58.669877253</dc:date>
    <meta:document-statistic meta:object-count="4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